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B0000000BAD27F3F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2">
      <style:graphic-properties fo:min-height="11.929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333cm" fo:height="0.333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333cm" fo:height="0.333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333cm" fo:height="0.333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333cm" fo:height="0.333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333cm" fo:height="0.333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333cm" fo:height="0.333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333cm" fo:height="0.333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333cm" fo:height="0.333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333cm" fo:height="0.333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333cm" fo:height="0.333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 darknet and online anonym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darknet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 text:style-name="P1">websites whose operators can conceal their</text:p>
            <text:p text:style-name="P1">identity with sophisticated anonymity</text:p>
            <text:p text:style-name="P1">systems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Tor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ith an estimated 2.5 million daily users, Tor is by far the most popular anonymous internet communication system.</text:p>
              </text:list-item>
              <text:list-item>
                <text:p>It allows internet users to access the web and to create websites called Tor Hidden Services without revealing their identity.</text:p>
              </text:list-item>
              <text:list-item>
                <text:p>Tor is used for <text:span text:style-name="T1">journalism</text:span>, <text:span text:style-name="T1">whistle-blowing</text:span>, <text:span text:style-name="T1">law enforcement investigations</text:span> and the <text:span text:style-name="T1">circumvention of internet censorship</text:span>, as well as for <text:span text:style-name="T2">drug dealing and other cri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How it works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The “Onion Routing”</text:p>
                <text:list>
                  <text:list-item>
                    <text:p>6000 nodes forming global tor network</text:p>
                  </text:list-item>
                  <text:list-item>
                    <text:p>Software to access this network.</text:p>
                  </text:list-item>
                </text:list>
              </text:list-item>
              <text:list-item>
                <text:p>Data flows between several nodes before it reaches to the end address.</text:p>
              </text:list-item>
              <text:list-item>
                <text:p>multiple layers of increp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Is it REALLY untracable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3"/></text:p>
              </text:list-header>
              <text:list-item>
                <text:p>Slilk Road shutdown</text:p>
              </text:list-item>
              <text:list-item>
                <text:p>Operation Onymous</text:p>
                <text:p/>
              </text:list-item>
              <text:list-item>
                <text:p>If used causiously, it would be hard to trace back the origi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4cha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Dark Side of the Internet </text:p>
              </text:list-item>
              <text:list-item>
                <text:p>created by Christopher Poole (moot) in 2003 when he was just 15.</text:p>
                <text:list>
                  <text:list-item>
                    <text:p>as a simple anonymous imageboard </text:p>
                  </text:list-item>
                  <text:list-item>
                    <text:p/>
                  </text:list-item>
                </text:list>
              </text:list-item>
              <text:list-item>
                <text:p>Birth place of Memes, internet trolling and hacker collective Anonymous (among other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4T08:32:23.243491407</meta:creation-date>
    <dc:date>2015-06-04T09:31:11.806624050</dc:date>
    <meta:editing-duration>PT11M13S</meta:editing-duration>
    <meta:editing-cycles>3</meta:editing-cycles>
    <meta:generator>LibreOffice/4.2.8.2$Linux_X86_64 LibreOffice_project/420m0$Build-2</meta:generator>
    <meta:document-statistic meta:object-count="44"/>
  </office:meta>
</office:document-meta>
</file>